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haroni" svg:font-family="Aharoni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f5049" officeooo:paragraph-rsid="001f50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fo:font-weight="bold" officeooo:rsid="0020006a" officeooo:paragraph-rsid="0020006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e0f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tyle="normal" fo:font-weight="normal" officeooo:rsid="0020006a" officeooo:paragraph-rsid="0020006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officeooo:rsid="0020006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82e1" style:font-weight-asian="normal" style:font-weight-complex="normal"/>
    </style:style>
    <style:style style:name="T6" style:family="text">
      <style:text-properties fo:font-weight="normal" officeooo:rsid="0021e0fb" style:font-weight-asian="normal" style:font-weight-complex="normal"/>
    </style:style>
    <style:style style:name="T7" style:family="text">
      <style:text-properties officeooo:rsid="002182e1"/>
    </style:style>
    <style:style style:name="T8" style:family="text">
      <style:text-properties officeooo:rsid="0021e0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STA DE REQUISITOS</text:p>
      <text:p text:style-name="P1"/>
      <text:p text:style-name="P2">1. Stakeholder Request (STRQ)</text:p>
      <text:p text:style-name="P4">Domínio em estudo -Sistema de Cadastro de Alunos</text:p>
      <text:p text:style-name="P4"/>
      <text:p text:style-name="P2">STRQ1 – Logar no sistema</text:p>
      <text:p text:style-name="P4">Descrição: O sistema deverá exibir a tela de login para o usuário colocar suas credenciais, verificando se está correto ou não os dados fornecidos.</text:p>
      <text:p text:style-name="P4"/>
      <text:p text:style-name="P4"><text:span text:style-name="T1">STRQ2 –</text:span><text:span text:style-name="T2"> Cadastro de aluno</text:span></text:p>
      <text:p text:style-name="P4">Descrição: O sistema deverá cadastrar os dados do aluno verificando algumas restrições do sistema e assim computando no banco de dados.</text:p>
      <text:p text:style-name="P4"/>
      <text:p text:style-name="P4"><text:span text:style-name="T1">STRQ3</text:span> <text:span text:style-name="T1">– Relatório de aluno</text:span></text:p>
      <text:p text:style-name="P5">Descrição: O sistema deverá exibir uma listagem com todas as informações dos alunos cadastrados no sistema.</text:p>
      <text:p text:style-name="P5"/>
      <text:p text:style-name="P3">STRQ4 – Possibilidade de alteração no cadastro de aluno</text:p>
      <text:p text:style-name="P11">Descrição: O sistema deverá permitir alterar as informações do aluno já cadastr<text:span text:style-name="T3">ado</text:span> no sistema mantendo o histórico de alterações.</text:p>
      <text:p text:style-name="P11"/>
      <text:p text:style-name="P6">STRQ5 – Cadastro de professor</text:p>
      <text:p text:style-name="P11">Descrição: O sistema deverá cadastrar os dados do professor verificando algumas restrições do sistema e assim computando no banco de dados.</text:p>
      <text:p text:style-name="P11"/>
      <text:p text:style-name="P6">STRQ6 – Relatório de professor</text:p>
      <text:p text:style-name="P11">Descrição: O sistema deverá exibir uma listagem com todas as informações dos professores cadastrados no sistema.</text:p>
      <text:p text:style-name="P11"/>
      <text:p text:style-name="P6">STRQ7 – Possibilidade de alteração no cadastro de professor</text:p>
      <text:p text:style-name="P11">Descrição: O sistema deverá <text:span text:style-name="T3">permitir alterar as informações do professor já cadastrado no sistema mantendo o histórico de alterações.</text:span></text:p>
      <text:p text:style-name="P11"/>
      <text:p text:style-name="P7">STRQ8 – Cadastro de curso</text:p>
      <text:p text:style-name="P12">Descrição: O sistema deverá cadastrar os dados do curso verificando algumas restrições do sistema e assim computando no banco de dados.</text:p>
      <text:p text:style-name="P12"/>
      <text:p text:style-name="P8">STRQ9 – Relatório de curso</text:p>
      <text:p text:style-name="P13">Descrição: O sistema deverá exibir uma listagem com todas as informações dos cursos cadastrados no sistema.</text:p>
      <text:p text:style-name="P13"/>
      <text:p text:style-name="P8">STRQ10 – Possibilidade de alteração no cadastro de curso</text:p>
      <text:p text:style-name="P13">Descrição: O sistema deverá permitir alterar as informações do curso já cadastrado no sistema mantendo o histórico de alterações.</text:p>
      <text:p text:style-name="P13"/>
      <text:p text:style-name="P8">STRQ11 – Reportar erro</text:p>
      <text:p text:style-name="P8"><text:span text:style-name="T4">Descrição: O sistema deverá exibir um formulário para preencher o problema encontrando no sistema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2. Necessidades (NEC)</text:p>
      <text:p text:style-name="P8"/>
      <text:p text:style-name="P8">NEC1 – Banco de dados</text:p>
      <text:p text:style-name="P9"><text:span text:style-name="T4">Descrição: Um banco de dados será extremamente necessário para o sistema do cliente, para que sejam cadastrados as informações dos alunos, cursos e professores </text:span><text:span text:style-name="T5">e para que haja um melhor controle sobre as informações. </text:span></text:p>
      <text:p text:style-name="P9"><text:span text:style-name="T5"/></text:p>
      <text:p text:style-name="P10"><text:span text:style-name="T7">NEC2 – Gerenciamento por cadastro</text:span></text:p>
      <text:p text:style-name="P10"><text:span text:style-name="T6">Descrição: Os cadastros deverão conter RA’s para que os mesmo sejam diferenciados e para que possibilite uma busca no sistema de modo mais ráp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haroni" svg:font-family="Aharoni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08-29T20:48:22.528000000</dc:date>
    <meta:editing-duration>PT8M33S</meta:editing-duration>
    <meta:editing-cycles>1</meta:editing-cycles>
    <meta:document-statistic meta:table-count="0" meta:image-count="0" meta:object-count="0" meta:page-count="2" meta:paragraph-count="30" meta:word-count="345" meta:character-count="2282" meta:non-whitespace-character-count="1953"/>
    <meta:generator>LibreOffice/5.3.1.2$Windows_X86_64 LibreOffice_project/e80a0e0fd1875e1696614d24c32df0f95f03deb2</meta:generator>
  </office:meta>
</office:document-meta>
</file>